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itra Mono" svg:font-family="'Mitra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T1" style:family="text">
      <style:text-properties officeooo:rsid="00078a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son Millette</text:p>
      <text:p text:style-name="P1">2/4/2018</text:p>
      <text:p text:style-name="P1">1. I have completed the tutorial</text:p>
      <text:p text:style-name="P1"/>
      <text:p text:style-name="P1">2. I have reviewed and will con<text:span text:style-name="T1">form</text:span>m the the style</text:p>
      <text:p text:style-name="P1"/>
      <text:p text:style-name="P1">3. a./*</text:p>
      <text:p text:style-name="P1"><text:s text:c="8"/>*Jason Millette</text:p>
      <text:p text:style-name="P1"><text:s text:c="8"/>*1/31/2018</text:p>
      <text:p text:style-name="P1"><text:s text:c="8"/>*History function</text:p>
      <text:p text:style-name="P1"><text:s text:c="8"/>*/</text:p>
      <text:p text:style-name="P1"><text:s/></text:p>
      <text:p text:style-name="P1"><text:s text:c="8"/>#inlcude&lt;stdio.h&gt;</text:p>
      <text:p text:style-name="P1"/>
      <text:p text:style-name="P1"><text:s text:c="8"/>/*</text:p>
      <text:p text:style-name="P1"><text:s text:c="8"/>*Prints the function name</text:p>
      <text:p text:style-name="P1"><text:s text:c="8"/>*Then all arguments on a</text:p>
      <text:p text:style-name="P1"><text:s text:c="8"/>*new line</text:p>
      <text:p text:style-name="P1"><text:s text:c="8"/>*/</text:p>
      <text:p text:style-name="P1"/>
      <text:p text:style-name="P1"><text:s text:c="8"/>int main(int argc, char *argv[])</text:p>
      <text:p text:style-name="P1"><text:s text:c="8"/>{</text:p>
      <text:p text:style-name="P1"><text:s text:c="12"/>int i=0;</text:p>
      <text:p text:style-name="P1"><text:s/></text:p>
      <text:p text:style-name="P1"><text:s text:c="12"/>for (i = 0; i &lt; argc; i++) {</text:p>
      <text:p text:style-name="P1"><text:s text:c="16"/>printf("%s\n", argv[i]);</text:p>
      <text:p text:style-name="P1"><text:s text:c="12"/>}</text:p>
      <text:p text:style-name="P1"><text:s text:c="12"/>return 0;</text:p>
      <text:p text:style-name="P1"><text:s text:c="9"/>}</text:p>
      <text:p text:style-name="P1"/>
      <text:p text:style-name="P1"><text:s text:c="3"/>b. ./args 'American Dad $ummer Camp.mp4' *'!*\&amp;'*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4./*</text:p>
      <text:p text:style-name="P1"><text:s text:c="4"/>*Jason Millette</text:p>
      <text:p text:style-name="P1"><text:s text:c="4"/>*1/31/2018</text:p>
      <text:p text:style-name="P1"><text:s text:c="4"/>*History function</text:p>
      <text:p text:style-name="P1"><text:s text:c="4"/>*/</text:p>
      <text:p text:style-name="P1"/>
      <text:p text:style-name="P1"><text:s text:c="4"/>#include &lt;stdio.h&gt;</text:p>
      <text:p text:style-name="P1"/>
      <text:p text:style-name="P1"><text:s text:c="4"/>/*</text:p>
      <text:p text:style-name="P1"><text:s text:c="5"/>*Prints the amount</text:p>
      <text:p text:style-name="P1"><text:s text:c="5"/>*of characters in</text:p>
      <text:p text:style-name="P1"><text:s text:c="5"/>*an argument</text:p>
      <text:p text:style-name="P1"><text:s text:c="5"/>*/</text:p>
      <text:p text:style-name="P1"/>
      <text:p text:style-name="P1"><text:s text:c="4"/>int main(int argc, char *argv[])</text:p>
      <text:p text:style-name="P1"><text:s text:c="4"/>{</text:p>
      <text:p text:style-name="P1"><text:s text:c="4"/>int length = 0;</text:p>
      <text:p text:style-name="P1"/>
      <text:p text:style-name="P1"><text:s text:c="168"/>for (int i = 0; argv[1][i] != '\0'; i++) length++; <text:s text:c="19"/></text:p>
      <text:p text:style-name="P1"/>
      <text:p text:style-name="P1"><text:s text:c="4"/>printf("%d\n", length);</text:p>
      <text:p text:style-name="P1"><text:s text:c="4"/>return 0;</text:p>
      <text:p text:style-name="P1"><text:s text:c="4"/>}</text:p>
      <text:p text:style-name="P1"/>
      <text:p text:style-name="P1">5. 11045 is the longest single argument. I used my program and "echo -n `perl -e 'print "f" x11045'` &gt; fs" then ./lentgh `cat fs` to find this value. Used a binary search method to test values until I got the solution.</text:p>
      <text:p text:style-name="P1"/>
      <text:p text:style-name="P1">6. a. The /etc directory contains all of the configuration files are. In side the directory there are <text:s/>configuration tables, configuration files, running configurations, allow/deny files and other files and directories.</text:p>
      <text:p text:style-name="P1"><text:s text:c="3"/>b. All files must be read only and architecture independent.</text:p>
      <text:p text:style-name="P1"/>
      <text:p text:style-name="P1">7. I have added my code to gitlab</text:p>
      <text:p text:style-name="P1"/>
      <text:p text:style-name="P1">8. Complet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itra Mono" svg:font-family="'Mitra Mono'" style:font-pitch="fixed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23:48:06.132030829</meta:creation-date>
    <dc:date>2018-02-06T00:17:39.784272238</dc:date>
    <meta:editing-duration>PT29M33S</meta:editing-duration>
    <meta:editing-cycles>1</meta:editing-cycles>
    <meta:document-statistic meta:table-count="0" meta:image-count="0" meta:object-count="0" meta:page-count="2" meta:paragraph-count="49" meta:word-count="208" meta:character-count="1610" meta:non-whitespace-character-count="1015"/>
    <meta:generator>LibreOffice/5.4.2.2$Linux_X86_64 LibreOffice_project/40m0$Build-2</meta:generator>
  </office:meta>
</office:document-meta>
</file>